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Source Han Sans Regular1" svg:font-family="'Source Han Sans Regular'" style:font-family-generic="modern" style:font-pitch="fixed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Bold" style:font-family-generic="swiss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5.669cm" style:rel-column-width="21845*"/>
    </style:style>
    <style:style style:name="Table1.A1" style:family="table-cell">
      <style:table-cell-properties fo:background-color="#007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7f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6cm" table:align="margins"/>
    </style:style>
    <style:style style:name="Table2.A" style:family="table-column">
      <style:table-column-properties style:column-width="4.904cm" style:rel-column-width="18900*"/>
    </style:style>
    <style:style style:name="Table2.B" style:family="table-column">
      <style:table-column-properties style:column-width="7.073cm" style:rel-column-width="27260*"/>
    </style:style>
    <style:style style:name="Table2.C" style:family="table-column">
      <style:table-column-properties style:column-width="5.027cm" style:rel-column-width="19375*"/>
    </style:style>
    <style:style style:name="Table2.A1" style:family="table-cell">
      <style:table-cell-properties fo:background-color="#007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7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6cm" table:align="margins"/>
    </style:style>
    <style:style style:name="Table3.A" style:family="table-column">
      <style:table-column-properties style:column-width="5.669cm" style:rel-column-width="21845*"/>
    </style:style>
    <style:style style:name="Table3.A1" style:family="table-cell">
      <style:table-cell-properties fo:background-color="#007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007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392cm"/>
    </style:style>
    <style:style style:name="Table4.B" style:family="table-column">
      <style:table-column-properties style:column-width="3.616cm"/>
    </style:style>
    <style:style style:name="Table4.C" style:family="table-column">
      <style:table-column-properties style:column-width="2.081cm"/>
    </style:style>
    <style:style style:name="Table4.D" style:family="table-column">
      <style:table-column-properties style:column-width="6.923cm"/>
    </style:style>
    <style:style style:name="Table4.A1" style:family="table-cell">
      <style:table-cell-properties fo:background-color="#007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007fff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5cm" table:align="left" fo:background-color="transparent">
        <style:background-image/>
      </style:table-properties>
    </style:style>
    <style:style style:name="Table5.A" style:family="table-column">
      <style:table-column-properties style:column-width="6.786cm"/>
    </style:style>
    <style:style style:name="Table5.B" style:family="table-column">
      <style:table-column-properties style:column-width="10.20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7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ffffff" fo:padding="0.097cm" fo:border="0.05pt solid #000000">
        <style:background-image/>
      </style:table-cell-properties>
    </style:style>
    <style:style style:name="Table5.A2" style:family="table-cell">
      <style:table-cell-properties fo:background-color="#007fff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104cm"/>
    </style:style>
    <style:style style:name="Table6.B" style:family="table-column">
      <style:table-column-properties style:column-width="13.908cm"/>
    </style:style>
    <style:style style:name="Table6.A1" style:family="table-cell">
      <style:table-cell-properties fo:background-color="#007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ffffff" fo:padding="0.097cm" fo:border="0.05pt solid #000000">
        <style:background-image/>
      </style:table-cell-properties>
    </style:style>
    <style:style style:name="Table6.A2" style:family="table-cell">
      <style:table-cell-properties fo:background-color="#007fff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5" style:family="table-row">
      <style:table-row-properties style:min-row-height="0.924cm"/>
    </style:style>
    <style:style style:name="Table7" style:family="table">
      <style:table-properties style:width="17.006cm" table:align="margins"/>
    </style:style>
    <style:style style:name="Table7.A" style:family="table-column">
      <style:table-column-properties style:column-width="5.669cm" style:rel-column-width="21845*"/>
    </style:style>
    <style:style style:name="Table7.A1" style:family="table-cell">
      <style:table-cell-properties fo:background-color="#007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007fff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06cm" table:align="margins"/>
    </style:style>
    <style:style style:name="Table8.A" style:family="table-column">
      <style:table-column-properties style:column-width="4.251cm" style:rel-column-width="16383*"/>
    </style:style>
    <style:style style:name="Table8.D" style:family="table-column">
      <style:table-column-properties style:column-width="4.253cm" style:rel-column-width="16386*"/>
    </style:style>
    <style:style style:name="Table8.A1" style:family="table-cell">
      <style:table-cell-properties fo:background-color="#007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007fff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none" fo:border-top="none" fo:border-bottom="0.05pt solid #000000"/>
    </style:style>
    <style:style style:name="Table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none" fo:border-top="none" fo:border-bottom="0.05pt solid #000000"/>
    </style:style>
    <style:style style:name="Table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none" fo:border-top="none" fo:border-bottom="0.05pt solid #000000"/>
    </style:style>
    <style:style style:name="Table8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06cm" table:align="margins"/>
    </style:style>
    <style:style style:name="Table9.A" style:family="table-column">
      <style:table-column-properties style:column-width="5.669cm" style:rel-column-width="21845*"/>
    </style:style>
    <style:style style:name="Table9.A1" style:family="table-cell">
      <style:table-cell-properties fo:background-color="#007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007fff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style:font-name="Noto Sans1"/>
    </style:style>
    <style:style style:name="P2" style:family="paragraph" style:parent-style-name="Title">
      <style:text-properties style:font-name="Noto Sans1" officeooo:paragraph-rsid="000ffbea"/>
    </style:style>
    <style:style style:name="P3" style:family="paragraph" style:parent-style-name="Title">
      <style:text-properties style:font-name="Noto Sans1" officeooo:rsid="000ffbea" officeooo:paragraph-rsid="000ffbea"/>
    </style:style>
    <style:style style:name="P4" style:family="paragraph" style:parent-style-name="Title">
      <style:text-properties style:font-name="Noto Serif"/>
    </style:style>
    <style:style style:name="P5" style:family="paragraph" style:parent-style-name="Title">
      <style:text-properties style:font-name="Noto Serif" officeooo:rsid="0049d434" officeooo:paragraph-rsid="0049d434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Title">
      <style:paragraph-properties fo:break-before="page"/>
      <style:text-properties style:font-name="Noto Serif"/>
    </style:style>
    <style:style style:name="P8" style:family="paragraph" style:parent-style-name="Text_20_body">
      <style:text-properties style:font-name="Noto Serif"/>
    </style:style>
    <style:style style:name="P9" style:family="paragraph" style:parent-style-name="Text_20_body">
      <style:text-properties style:font-name="Noto Serif" officeooo:rsid="00124670" officeooo:paragraph-rsid="00124670"/>
    </style:style>
    <style:style style:name="P10" style:family="paragraph" style:parent-style-name="Text_20_body">
      <style:text-properties style:font-name="Noto Serif" officeooo:rsid="00148265" officeooo:paragraph-rsid="00141fda"/>
    </style:style>
    <style:style style:name="P11" style:family="paragraph" style:parent-style-name="Text_20_body">
      <style:text-properties style:font-name="Noto Serif" officeooo:paragraph-rsid="00162a4f"/>
    </style:style>
    <style:style style:name="P12" style:family="paragraph" style:parent-style-name="Text_20_body">
      <style:text-properties style:font-name="Noto Serif" officeooo:paragraph-rsid="001815aa"/>
    </style:style>
    <style:style style:name="P13" style:family="paragraph" style:parent-style-name="Text_20_body">
      <style:text-properties style:font-name="Noto Serif" officeooo:rsid="0021c969" officeooo:paragraph-rsid="0021c969"/>
    </style:style>
    <style:style style:name="P14" style:family="paragraph" style:parent-style-name="Text_20_body">
      <style:text-properties style:font-name="Noto Serif" officeooo:rsid="0049d434" officeooo:paragraph-rsid="004f9b59" fo:background-color="transparent"/>
    </style:style>
    <style:style style:name="P15" style:family="paragraph" style:parent-style-name="Table_20_Contents">
      <style:text-properties officeooo:rsid="0049d434" officeooo:paragraph-rsid="0049d434"/>
    </style:style>
    <style:style style:name="P16" style:family="paragraph" style:parent-style-name="Table_20_Contents">
      <style:text-properties fo:color="#ffffff" style:font-name="Noto Serif"/>
    </style:style>
    <style:style style:name="P17" style:family="paragraph" style:parent-style-name="Table_20_Contents">
      <style:text-properties fo:color="#ffffff" style:font-name="Noto Serif" officeooo:rsid="00141fda" officeooo:paragraph-rsid="00141fda"/>
    </style:style>
    <style:style style:name="P18" style:family="paragraph" style:parent-style-name="Table_20_Contents">
      <style:text-properties fo:color="#ffffff" style:font-name="Noto Serif" officeooo:rsid="00162a4f" officeooo:paragraph-rsid="00162a4f"/>
    </style:style>
    <style:style style:name="P19" style:family="paragraph" style:parent-style-name="Table_20_Contents">
      <style:text-properties fo:color="#ffffff" style:font-name="Noto Serif" officeooo:rsid="001815aa" officeooo:paragraph-rsid="001815aa"/>
    </style:style>
    <style:style style:name="P20" style:family="paragraph" style:parent-style-name="Table_20_Contents">
      <style:text-properties fo:color="#ffffff" style:font-name="Noto Serif" officeooo:rsid="0026ef48" officeooo:paragraph-rsid="0026ef48"/>
    </style:style>
    <style:style style:name="P21" style:family="paragraph" style:parent-style-name="Table_20_Contents">
      <style:text-properties fo:color="#ffffff" style:font-name="Noto Serif" officeooo:rsid="00189f19" officeooo:paragraph-rsid="00189f19"/>
    </style:style>
    <style:style style:name="P22" style:family="paragraph" style:parent-style-name="Table_20_Contents">
      <style:text-properties fo:color="#ffffff" style:font-name="Noto Serif" officeooo:rsid="003113ee" officeooo:paragraph-rsid="003113ee" fo:background-color="transparent" style:font-size-asian="10.5pt"/>
    </style:style>
    <style:style style:name="P23" style:family="paragraph" style:parent-style-name="Table_20_Contents">
      <style:text-properties fo:color="#ffffff" style:font-name="Noto Serif" officeooo:rsid="003113ee" officeooo:paragraph-rsid="003113ee" fo:background-color="transparent"/>
    </style:style>
    <style:style style:name="P24" style:family="paragraph" style:parent-style-name="Table_20_Contents">
      <style:text-properties fo:color="#ffffff" style:font-name="Noto Serif" officeooo:rsid="003306fb" officeooo:paragraph-rsid="003306fb" fo:background-color="transparent"/>
    </style:style>
    <style:style style:name="P25" style:family="paragraph" style:parent-style-name="Table_20_Contents">
      <style:text-properties style:font-name="Noto Serif"/>
    </style:style>
    <style:style style:name="P26" style:family="paragraph" style:parent-style-name="Table_20_Contents">
      <style:text-properties style:font-name="Noto Serif" officeooo:rsid="00093023" officeooo:paragraph-rsid="00093023"/>
    </style:style>
    <style:style style:name="P27" style:family="paragraph" style:parent-style-name="Table_20_Contents">
      <style:text-properties style:font-name="Noto Serif" officeooo:rsid="000975f5" officeooo:paragraph-rsid="000975f5"/>
    </style:style>
    <style:style style:name="P28" style:family="paragraph" style:parent-style-name="Table_20_Contents">
      <style:text-properties style:font-name="Noto Serif" officeooo:rsid="0010eb46" officeooo:paragraph-rsid="0010eb46"/>
    </style:style>
    <style:style style:name="P29" style:family="paragraph" style:parent-style-name="Table_20_Contents">
      <style:text-properties style:font-name="Noto Serif" officeooo:rsid="0049d434" officeooo:paragraph-rsid="0049d434"/>
    </style:style>
    <style:style style:name="P30" style:family="paragraph" style:parent-style-name="Table_20_Contents">
      <style:text-properties style:font-name="Noto Serif" officeooo:rsid="00162a4f" officeooo:paragraph-rsid="00162a4f"/>
    </style:style>
    <style:style style:name="P31" style:family="paragraph" style:parent-style-name="Table_20_Contents">
      <style:text-properties style:font-name="Noto Serif" officeooo:rsid="004aa22c" officeooo:paragraph-rsid="004aa22c"/>
    </style:style>
    <style:style style:name="P32" style:family="paragraph" style:parent-style-name="Table_20_Contents">
      <style:text-properties style:font-name="Noto Serif" officeooo:rsid="004b32ab" officeooo:paragraph-rsid="004b32ab"/>
    </style:style>
    <style:style style:name="P33" style:family="paragraph" style:parent-style-name="Table_20_Contents">
      <style:text-properties style:font-name="Noto Serif" officeooo:rsid="004a5275" officeooo:paragraph-rsid="004a5275"/>
    </style:style>
    <style:style style:name="P34" style:family="paragraph" style:parent-style-name="Table_20_Contents">
      <style:text-properties style:font-name="Noto Serif" officeooo:rsid="0026ef48" officeooo:paragraph-rsid="0026ef48"/>
    </style:style>
    <style:style style:name="P35" style:family="paragraph" style:parent-style-name="Table_20_Contents">
      <style:text-properties style:font-name="Noto Serif" officeooo:rsid="00288ca5" officeooo:paragraph-rsid="00288ca5"/>
    </style:style>
    <style:style style:name="P36" style:family="paragraph" style:parent-style-name="Table_20_Contents">
      <style:text-properties style:font-name="Noto Serif" officeooo:rsid="004e23b2" officeooo:paragraph-rsid="004e23b2" fo:background-color="transparent"/>
    </style:style>
    <style:style style:name="P37" style:family="paragraph" style:parent-style-name="Table_20_Contents">
      <style:text-properties style:font-name="Noto Serif" officeooo:rsid="004f9b59" officeooo:paragraph-rsid="004f9b59" fo:background-color="transparent"/>
    </style:style>
    <style:style style:name="P38" style:family="paragraph" style:parent-style-name="Table_20_Contents">
      <style:text-properties style:font-name="Noto Serif" officeooo:rsid="0044de48" officeooo:paragraph-rsid="0044de48"/>
    </style:style>
    <style:style style:name="P39" style:family="paragraph" style:parent-style-name="Table_20_Contents">
      <style:text-properties fo:color="#000000" style:font-name="Noto Serif" officeooo:rsid="004e23b2" officeooo:paragraph-rsid="004e23b2"/>
    </style:style>
    <style:style style:name="P40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41" style:family="paragraph" style:parent-style-name="Standard" style:list-style-name="L2">
      <loext:graphic-properties draw:fill="none"/>
      <style:paragraph-properties fo:background-color="transparent"/>
      <style:text-properties style:font-name="Noto Serif" officeooo:paragraph-rsid="0049d434"/>
    </style:style>
    <style:style style:name="P42" style:family="paragraph" style:parent-style-name="Standard" style:list-style-name="L2">
      <loext:graphic-properties draw:fill="none"/>
      <style:paragraph-properties fo:background-color="transparent"/>
      <style:text-properties style:font-name="Noto Serif" officeooo:paragraph-rsid="00516d22"/>
    </style:style>
    <style:style style:name="P43" style:family="paragraph" style:parent-style-name="Standard" style:list-style-name="L2">
      <loext:graphic-properties draw:fill="none"/>
      <style:paragraph-properties fo:background-color="transparent"/>
      <style:text-properties style:font-name="Noto Serif" officeooo:rsid="000d870a" officeooo:paragraph-rsid="00516d22"/>
    </style:style>
    <style:style style:name="P44" style:family="paragraph" style:parent-style-name="Standard" style:list-style-name="L2" style:master-page-name="">
      <loext:graphic-properties draw:fill="none"/>
      <style:paragraph-properties style:page-number="auto" fo:background-color="transparent"/>
      <style:text-properties style:font-name="Noto Serif" officeooo:paragraph-rsid="0049d434"/>
    </style:style>
    <style:style style:name="P45" style:family="paragraph" style:parent-style-name="Text_20_body" style:list-style-name="L1">
      <style:text-properties style:font-name="Noto Serif" officeooo:rsid="004b32ab" officeooo:paragraph-rsid="004b32ab"/>
    </style:style>
    <style:style style:name="P46" style:family="paragraph" style:parent-style-name="Text_20_body" style:list-style-name="L3">
      <style:text-properties style:font-name="Noto Serif" officeooo:rsid="004b32ab" officeooo:paragraph-rsid="004b32ab"/>
    </style:style>
    <style:style style:name="P47" style:family="paragraph" style:parent-style-name="Text_20_body" style:list-style-name="L5">
      <style:text-properties style:font-name="Noto Serif" officeooo:rsid="004b32ab" officeooo:paragraph-rsid="004b32ab"/>
    </style:style>
    <style:style style:name="P48" style:family="paragraph" style:parent-style-name="Text_20_body" style:list-style-name="L7">
      <style:text-properties style:font-name="Noto Serif" officeooo:rsid="004b32ab" officeooo:paragraph-rsid="004b32ab"/>
    </style:style>
    <style:style style:name="P49" style:family="paragraph" style:parent-style-name="Text_20_body" style:list-style-name="L8">
      <style:text-properties style:font-name="Noto Serif" officeooo:rsid="004b32ab" officeooo:paragraph-rsid="004b32ab"/>
    </style:style>
    <style:style style:name="P50" style:family="paragraph" style:parent-style-name="Text_20_body" style:list-style-name="L9">
      <style:text-properties style:font-name="Noto Serif" officeooo:rsid="004b32ab" officeooo:paragraph-rsid="004b32ab"/>
    </style:style>
    <style:style style:name="P51" style:family="paragraph" style:parent-style-name="Text_20_body" style:list-style-name="L10">
      <style:text-properties style:font-name="Noto Serif" officeooo:rsid="004b32ab" officeooo:paragraph-rsid="004b32ab"/>
    </style:style>
    <style:style style:name="P52" style:family="paragraph" style:parent-style-name="Text_20_body" style:list-style-name="L11">
      <style:text-properties style:font-name="Noto Serif" officeooo:rsid="004b32ab" officeooo:paragraph-rsid="004b32ab"/>
    </style:style>
    <style:style style:name="P53" style:family="paragraph" style:parent-style-name="Text_20_body" style:list-style-name="L12">
      <style:text-properties style:font-name="Noto Serif" officeooo:rsid="004b32ab" officeooo:paragraph-rsid="004b32ab"/>
    </style:style>
    <style:style style:name="P54" style:family="paragraph" style:parent-style-name="Text_20_body" style:list-style-name="L14">
      <style:text-properties style:font-name="Noto Serif" officeooo:rsid="004b32ab" officeooo:paragraph-rsid="004b32ab"/>
    </style:style>
    <style:style style:name="P55" style:family="paragraph" style:parent-style-name="Text_20_body" style:list-style-name="L1">
      <style:text-properties style:font-name="Noto Serif" officeooo:paragraph-rsid="0012b78d"/>
    </style:style>
    <style:style style:name="P56" style:family="paragraph" style:parent-style-name="Text_20_body" style:list-style-name="L3">
      <style:text-properties style:font-name="Noto Serif" officeooo:rsid="0049d434" officeooo:paragraph-rsid="0049d434"/>
    </style:style>
    <style:style style:name="P57" style:family="paragraph" style:parent-style-name="Text_20_body" style:list-style-name="L4">
      <style:text-properties style:font-name="Noto Serif" officeooo:rsid="0049d434" officeooo:paragraph-rsid="0049d434"/>
    </style:style>
    <style:style style:name="P58" style:family="paragraph" style:parent-style-name="Text_20_body" style:list-style-name="L6">
      <style:text-properties style:font-name="Noto Serif" officeooo:rsid="0049d434" officeooo:paragraph-rsid="0049d434"/>
    </style:style>
    <style:style style:name="P59" style:family="paragraph" style:parent-style-name="Text_20_body" style:list-style-name="L6">
      <style:text-properties style:font-name="Noto Serif" officeooo:rsid="004a5275" officeooo:paragraph-rsid="004a5275"/>
    </style:style>
    <style:style style:name="P60" style:family="paragraph" style:parent-style-name="Text_20_body" style:list-style-name="L13">
      <style:text-properties style:font-name="Noto Serif" officeooo:rsid="004d58a3" officeooo:paragraph-rsid="004d58a3"/>
    </style:style>
    <style:style style:name="P61" style:family="paragraph" style:parent-style-name="Text_20_body" style:list-style-name="L16">
      <style:text-properties style:font-name="Noto Serif" officeooo:rsid="004d58a3" officeooo:paragraph-rsid="004d58a3"/>
    </style:style>
    <style:style style:name="P62" style:family="paragraph" style:parent-style-name="Text_20_body" style:list-style-name="L17">
      <style:text-properties style:font-name="Noto Serif" officeooo:rsid="004d58a3" officeooo:paragraph-rsid="004d58a3"/>
    </style:style>
    <style:style style:name="P63" style:family="paragraph" style:parent-style-name="Text_20_body" style:list-style-name="L18">
      <style:text-properties style:font-name="Noto Serif" officeooo:rsid="004d58a3" officeooo:paragraph-rsid="004d58a3"/>
    </style:style>
    <style:style style:name="P64" style:family="paragraph" style:parent-style-name="Text_20_body" style:list-style-name="L15">
      <style:text-properties style:font-name="Noto Serif" officeooo:rsid="004cdf1a" officeooo:paragraph-rsid="004cdf1a"/>
    </style:style>
    <style:style style:name="P65" style:family="paragraph" style:parent-style-name="Text_20_body" style:list-style-name="L19">
      <style:text-properties style:font-name="Noto Serif" officeooo:rsid="004e23b2" officeooo:paragraph-rsid="004e23b2"/>
    </style:style>
    <style:style style:name="P66" style:family="paragraph" style:parent-style-name="Text_20_body" style:list-style-name="L20">
      <style:text-properties style:font-name="Noto Serif" officeooo:rsid="004e23b2" officeooo:paragraph-rsid="004e23b2"/>
    </style:style>
    <style:style style:name="P67" style:family="paragraph" style:parent-style-name="Text_20_body">
      <style:text-properties style:font-name="Noto Serif" officeooo:rsid="0052aa8b" officeooo:paragraph-rsid="0052aa8b"/>
    </style:style>
    <style:style style:name="P68" style:family="paragraph" style:parent-style-name="Heading_20_1">
      <style:text-properties style:font-name="Noto Sans1" officeooo:rsid="00124670" officeooo:paragraph-rsid="00124670"/>
    </style:style>
    <style:style style:name="P69" style:family="paragraph" style:parent-style-name="Heading_20_1">
      <style:text-properties style:font-name="Noto Serif"/>
    </style:style>
    <style:style style:name="P70" style:family="paragraph" style:parent-style-name="Heading_20_1">
      <style:text-properties style:font-name="Noto Serif" officeooo:paragraph-rsid="00148265"/>
    </style:style>
    <style:style style:name="P71" style:family="paragraph" style:parent-style-name="Heading_20_1">
      <style:text-properties style:font-name="Noto Serif" officeooo:rsid="00148265" officeooo:paragraph-rsid="00148265"/>
    </style:style>
    <style:style style:name="P72" style:family="paragraph" style:parent-style-name="Heading_20_1">
      <style:text-properties style:font-name="Noto Serif" officeooo:rsid="001815aa" officeooo:paragraph-rsid="001815aa"/>
    </style:style>
    <style:style style:name="P73" style:family="paragraph" style:parent-style-name="Heading_20_1">
      <style:text-properties style:font-name="Noto Serif" officeooo:rsid="00254be7" officeooo:paragraph-rsid="00254be7"/>
    </style:style>
    <style:style style:name="P74" style:family="paragraph" style:parent-style-name="Heading_20_1">
      <style:paragraph-properties fo:break-before="page"/>
      <style:text-properties style:font-name="Noto Serif" officeooo:rsid="00189f19" officeooo:paragraph-rsid="00189f19"/>
    </style:style>
    <style:style style:name="P75" style:family="paragraph" style:parent-style-name="Heading_20_1">
      <style:paragraph-properties fo:break-before="page"/>
      <style:text-properties style:font-name="Noto Serif" officeooo:rsid="001cb89f" officeooo:paragraph-rsid="001cb89f"/>
    </style:style>
    <style:style style:name="P76" style:family="paragraph" style:parent-style-name="Heading_20_2">
      <style:text-properties style:font-name="Noto Serif"/>
    </style:style>
    <style:style style:name="P77" style:family="paragraph" style:parent-style-name="Heading_20_2">
      <style:text-properties style:font-name="Noto Serif" officeooo:paragraph-rsid="00148265"/>
    </style:style>
    <style:style style:name="P78" style:family="paragraph" style:parent-style-name="Heading_20_2">
      <style:text-properties style:font-name="Noto Serif" officeooo:rsid="001df5eb" officeooo:paragraph-rsid="001df5eb"/>
    </style:style>
    <style:style style:name="P79" style:family="paragraph" style:parent-style-name="Heading_20_2">
      <style:text-properties style:font-name="Noto Serif" officeooo:rsid="00254be7" officeooo:paragraph-rsid="00254be7"/>
    </style:style>
    <style:style style:name="P80" style:family="paragraph" style:parent-style-name="Heading_20_2">
      <style:text-properties style:font-name="Noto Serif" officeooo:rsid="002f5022" officeooo:paragraph-rsid="002f5022"/>
    </style:style>
    <style:style style:name="P81" style:family="paragraph" style:parent-style-name="Heading_20_3">
      <style:text-properties style:font-name="Noto Serif"/>
    </style:style>
    <style:style style:name="P82" style:family="paragraph" style:parent-style-name="Heading_20_3">
      <style:text-properties style:font-name="Noto Serif" officeooo:paragraph-rsid="003113ee"/>
    </style:style>
    <style:style style:name="T1" style:family="text">
      <style:text-properties officeooo:rsid="00148265"/>
    </style:style>
    <style:style style:name="T2" style:family="text">
      <style:text-properties officeooo:rsid="003113ee"/>
    </style:style>
    <style:style style:name="T3" style:family="text">
      <style:text-properties officeooo:rsid="0044de48"/>
    </style:style>
    <style:style style:name="T4" style:family="text">
      <style:text-properties style:font-name="Noto Serif"/>
    </style:style>
    <style:style style:name="T5" style:family="text">
      <style:text-properties officeooo:rsid="004b32ab"/>
    </style:style>
    <style:style style:name="T6" style:family="text">
      <style:text-properties officeooo:rsid="001df5eb"/>
    </style:style>
    <style:style style:name="T7" style:family="text">
      <style:text-properties officeooo:rsid="00254be7"/>
    </style:style>
    <style:style style:name="T8" style:family="text">
      <style:text-properties officeooo:rsid="005476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3"/>
      <text:p text:style-name="P5"><text:bookmark-start text:name="__RefHeading___Toc755_2448031485"/>ApartmentAdmin<text:bookmark-end text:name="__RefHeading___Toc755_2448031485"/></text:p>
      <text:p text:style-name="P1"/>
      <text:table-of-content text:style-name="Sect1" text:protected="true" text:name="Table of Contents1">
        <text:table-of-content-source text:outline-level="1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Table of Contents1_Head">
            <text:p text:style-name="P6">Table of Contents</text:p>
          </text:index-title>
          <text:p text:style-name="P40"><text:a xlink:type="simple" xlink:href="#__RefHeading___Toc755_2448031485" text:style-name="Index_20_Link" text:visited-style-name="Index_20_Link">ApartmentAdmin<text:tab/>1</text:a></text:p>
          <text:p text:style-name="P40"><text:a xlink:type="simple" xlink:href="#__RefHeading___Toc757_2448031485" text:style-name="Index_20_Link" text:visited-style-name="Index_20_Link">Project establishment<text:tab/>3</text:a></text:p>
          <text:p text:style-name="P40"><text:a xlink:type="simple" xlink:href="#__RefHeading___Toc2194_715881056" text:style-name="Index_20_Link" text:visited-style-name="Index_20_Link">1. Introduction<text:tab/>4</text:a></text:p>
          <text:p text:style-name="P40"><text:a xlink:type="simple" xlink:href="#__RefHeading___Toc2196_715881056" text:style-name="Index_20_Link" text:visited-style-name="Index_20_Link">2. Team Schema<text:tab/>4</text:a></text:p>
          <text:p text:style-name="P40"><text:a xlink:type="simple" xlink:href="#__RefHeading___Toc2202_715881056" text:style-name="Index_20_Link" text:visited-style-name="Index_20_Link">3. Team Contract<text:tab/>4</text:a></text:p>
          <text:p text:style-name="P40"><text:a xlink:type="simple" xlink:href="#__RefHeading___Toc2204_715881056" text:style-name="Index_20_Link" text:visited-style-name="Index_20_Link">4. Project Time Schedule<text:tab/>5</text:a></text:p>
          <text:p text:style-name="P40"><text:a xlink:type="simple" xlink:href="#__RefHeading___Toc2206_715881056" text:style-name="Index_20_Link" text:visited-style-name="Index_20_Link">5. Threats to teamwork<text:tab/>5</text:a></text:p>
          <text:p text:style-name="P40"><text:a xlink:type="simple" xlink:href="#__RefHeading___Toc759_2448031485" text:style-name="Index_20_Link" text:visited-style-name="Index_20_Link">Inception<text:tab/>6</text:a></text:p>
          <text:p text:style-name="P40"><text:a xlink:type="simple" xlink:href="#__RefHeading___Toc2208_715881056" text:style-name="Index_20_Link" text:visited-style-name="Index_20_Link">1. Business Model Canvas<text:tab/>7</text:a></text:p>
          <text:p text:style-name="P40"><text:a xlink:type="simple" xlink:href="#__RefHeading___Toc2228_715881056" text:style-name="Index_20_Link" text:visited-style-name="Index_20_Link">2. SWOT Analysis<text:tab/>7</text:a></text:p>
          <text:p text:style-name="P40"><text:a xlink:type="simple" xlink:href="#__RefHeading___Toc541_3483660072" text:style-name="Index_20_Link" text:visited-style-name="Index_20_Link">3. Porter’s Five Forces<text:tab/>8</text:a></text:p>
          <text:p text:style-name="P40"><text:a xlink:type="simple" xlink:href="#__RefHeading___Toc543_3483660072" text:style-name="Index_20_Link" text:visited-style-name="Index_20_Link">4. Vision<text:tab/>8</text:a></text:p>
        </text:index-body>
      </text:table-of-content>
      <text:h text:style-name="P68" text:outline-level="1" text:is-list-header="true"/>
      <text:p text:style-name="P9"/>
      <text:p text:style-name="P7"/>
      <text:p text:style-name="P4"/>
      <text:p text:style-name="P4"/>
      <text:p text:style-name="P4"/>
      <text:p text:style-name="P4"/>
      <text:p text:style-name="P4"><text:bookmark-start text:name="__RefHeading___Toc757_2448031485"/>Project establishment<text:bookmark-end text:name="__RefHeading___Toc757_2448031485"/></text:p>
      <text:h text:style-name="P74" text:outline-level="1"><text:bookmark-start text:name="__RefHeading___Toc2194_715881056"/>Introduction<text:bookmark-end text:name="__RefHeading___Toc2194_715881056"/></text:h>
      <text:list xml:id="list2834753009" text:style-name="L1">
        <text:list-header>
          <text:p text:style-name="P45">Our goal is to create apartment housing and administration system that can manage different aspects of apartment complex for Østbanehus A/S. We should make app for Windows 10 and smartphones using C#, .NET Framework, UWP and SQL.</text:p>
          <text:p text:style-name="P55"/>
        </text:list-header>
      </text:list>
      <text:h text:style-name="P70" text:outline-level="1"><text:bookmark-start text:name="__RefHeading___Toc2196_715881056"/>Team Schema<text:bookmark-end text:name="__RefHeading___Toc2196_715881056"/></text:h>
      <text:h text:style-name="P77" text:outline-level="2"><text:bookmark-start text:name="__RefHeading___Toc2198_715881056"/>Role<text:span text:style-name="T1">s</text:span><text:bookmark-end text:name="__RefHeading___Toc2198_715881056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7">Name</text:p>
          </table:table-cell>
          <table:table-cell table:style-name="Table1.A1" office:value-type="string">
            <text:p text:style-name="P17">Role</text:p>
          </table:table-cell>
          <table:table-cell table:style-name="Table1.C1" office:value-type="string">
            <text:p text:style-name="P17">Description</text:p>
          </table:table-cell>
        </table:table-row>
        <table:table-row>
          <table:table-cell table:style-name="Table1.B5" office:value-type="string">
            <text:p text:style-name="P26">Donatas Adamonis</text:p>
          </table:table-cell>
          <table:table-cell table:style-name="Table1.B5" office:value-type="string">
            <text:p text:style-name="P26">Designer</text:p>
          </table:table-cell>
          <table:table-cell table:style-name="Table1.C5" office:value-type="string">
            <text:p text:style-name="P26">Designing user interface</text:p>
          </table:table-cell>
        </table:table-row>
        <table:table-row>
          <table:table-cell table:style-name="Table1.B5" office:value-type="string">
            <text:p text:style-name="P26">Mikkel Frederiksen</text:p>
          </table:table-cell>
          <table:table-cell table:style-name="Table1.B5" office:value-type="string">
            <text:p text:style-name="P26">Documentator</text:p>
          </table:table-cell>
          <table:table-cell table:style-name="Table1.C5" office:value-type="string">
            <text:p text:style-name="P26">Organizing documentation, diagrams, etc.</text:p>
          </table:table-cell>
        </table:table-row>
        <table:table-row>
          <table:table-cell table:style-name="Table1.B5" office:value-type="string">
            <text:p text:style-name="P26">Paulius Klezys</text:p>
          </table:table-cell>
          <table:table-cell table:style-name="Table1.B5" office:value-type="string">
            <text:p text:style-name="P26">Database manager</text:p>
          </table:table-cell>
          <table:table-cell table:style-name="Table1.C5" office:value-type="string">
            <text:p text:style-name="P26">Managing databases and writing SQL queries</text:p>
          </table:table-cell>
        </table:table-row>
        <table:table-row>
          <table:table-cell table:style-name="Table1.B5" office:value-type="string">
            <text:p text:style-name="P26">Marcin Zelent</text:p>
          </table:table-cell>
          <table:table-cell table:style-name="Table1.B5" office:value-type="string">
            <text:p text:style-name="P26">Programmer</text:p>
          </table:table-cell>
          <table:table-cell table:style-name="Table1.C5" office:value-type="string">
            <text:p text:style-name="P26">Coding in C#</text:p>
          </table:table-cell>
        </table:table-row>
      </table:table>
      <text:h text:style-name="P81" text:outline-level="3" text:is-list-header="true"/>
      <text:h text:style-name="P76" text:outline-level="2"><text:bookmark-start text:name="__RefHeading___Toc2200_715881056"/>Contact info<text:bookmark-end text:name="__RefHeading___Toc2200_715881056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Name</text:p>
          </table:table-cell>
          <table:table-cell table:style-name="Table2.A1" office:value-type="string">
            <text:p text:style-name="P17">E-mail</text:p>
          </table:table-cell>
          <table:table-cell table:style-name="Table2.C1" office:value-type="string">
            <text:p text:style-name="P17">Phone</text:p>
          </table:table-cell>
        </table:table-row>
        <table:table-row>
          <table:table-cell table:style-name="Table2.A4" office:value-type="string">
            <text:p text:style-name="P27">Donatas Adamonis</text:p>
          </table:table-cell>
          <table:table-cell table:style-name="Table2.B4" office:value-type="string">
            <text:p text:style-name="Table_20_Contents"><text:a xlink:type="simple" xlink:href="mailto:dona0169@edu.easj.dk" text:style-name="Internet_20_link" text:visited-style-name="Visited_20_Internet_20_Link"><text:span text:style-name="T4">dona0169@edu.easj.dk</text:span></text:a></text:p>
          </table:table-cell>
          <table:table-cell table:style-name="Table2.C4" office:value-type="string">
            <text:p text:style-name="P25">20314164</text:p>
          </table:table-cell>
        </table:table-row>
        <table:table-row>
          <table:table-cell table:style-name="Table2.A4" office:value-type="string">
            <text:p text:style-name="P27">Mikkel Frederiksen</text:p>
          </table:table-cell>
          <table:table-cell table:style-name="Table2.B4" office:value-type="string">
            <text:p text:style-name="Table_20_Contents"><text:a xlink:type="simple" xlink:href="mailto:mikk9996@edu.easj.dk" text:style-name="Internet_20_link" text:visited-style-name="Visited_20_Internet_20_Link"><text:span text:style-name="T4">mikk9996@edu.easj.dk</text:span></text:a></text:p>
          </table:table-cell>
          <table:table-cell table:style-name="Table2.C4" office:value-type="string">
            <text:p text:style-name="P28">30294104</text:p>
          </table:table-cell>
        </table:table-row>
        <table:table-row>
          <table:table-cell table:style-name="Table2.A4" office:value-type="string">
            <text:p text:style-name="P27">Paulius Klezys</text:p>
          </table:table-cell>
          <table:table-cell table:style-name="Table2.B4" office:value-type="string">
            <text:p text:style-name="Table_20_Contents"><text:a xlink:type="simple" xlink:href="mailto:paul4618@edu.easj.dk" text:style-name="Internet_20_link" text:visited-style-name="Visited_20_Internet_20_Link"><text:span text:style-name="T4">paul4618@edu.easj.dk</text:span></text:a></text:p>
          </table:table-cell>
          <table:table-cell table:style-name="Table2.C4" office:value-type="string">
            <text:p text:style-name="P25">50375530</text:p>
          </table:table-cell>
        </table:table-row>
        <table:table-row>
          <table:table-cell table:style-name="Table2.A5" office:value-type="string">
            <text:p text:style-name="P29">Marcin Zelent</text:p>
          </table:table-cell>
          <table:table-cell table:style-name="Table2.B5" office:value-type="string">
            <text:p text:style-name="P15"><text:a xlink:type="simple" xlink:href="mailto:marc560@edu.easj.dk" text:style-name="Internet_20_link" text:visited-style-name="Visited_20_Internet_20_Link"><text:span text:style-name="T4">marc560@edu.easj.dk</text:span></text:a></text:p>
          </table:table-cell>
          <table:table-cell table:style-name="Table2.C5" office:value-type="string">
            <text:p text:style-name="P25"/>
          </table:table-cell>
        </table:table-row>
      </table:table>
      <text:p text:style-name="P10"/>
      <text:h text:style-name="P71" text:outline-level="1"><text:bookmark-start text:name="__RefHeading___Toc2202_715881056"/>Team Contract<text:bookmark-end text:name="__RefHeading___Toc2202_715881056"/></text:h>
      <text:list xml:id="list2160647725" text:style-name="L2">
        <text:list-item>
          <text:p text:style-name="P44">Be punctual</text:p>
        </text:list-item>
        <text:list-item>
          <text:p text:style-name="P41">Be respectful</text:p>
        </text:list-item>
        <text:list-item>
          <text:p text:style-name="P41">Participate in team work</text:p>
        </text:list-item>
        <text:list-item>
          <text:p text:style-name="P41">Communicate with other members</text:p>
        </text:list-item>
        <text:list-item>
          <text:p text:style-name="P41"><text:soft-page-break/>Respect everyone’s opinion and ideas</text:p>
        </text:list-item>
        <text:list-item>
          <text:p text:style-name="P41">Do the assigned tasks on time</text:p>
        </text:list-item>
        <text:list-item>
          <text:p text:style-name="P43">Speak English</text:p>
          <text:p text:style-name="P42"/>
        </text:list-item>
      </text:list>
      <text:h text:style-name="Heading_20_2" text:outline-level="2">Project Time Schedule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8">Phase</text:p>
          </table:table-cell>
          <table:table-cell table:style-name="Table3.A1" office:value-type="string">
            <text:p text:style-name="P18">Estimated time</text:p>
          </table:table-cell>
          <table:table-cell table:style-name="Table3.C1" office:value-type="string">
            <text:p text:style-name="P18">Description</text:p>
          </table:table-cell>
        </table:table-row>
        <table:table-row>
          <table:table-cell table:style-name="Table3.B5" office:value-type="string">
            <text:p text:style-name="P30">Inception</text:p>
          </table:table-cell>
          <table:table-cell table:style-name="Table3.B5" office:value-type="string">
            <text:p text:style-name="P31">20.03.2017 – 04.04.2017</text:p>
          </table:table-cell>
          <table:table-cell table:style-name="Table3.C5" office:value-type="string">
            <text:p text:style-name="P31">Project establishment, business analysis, basic requirements research.</text:p>
          </table:table-cell>
        </table:table-row>
        <table:table-row>
          <table:table-cell table:style-name="Table3.B5" office:value-type="string">
            <text:p text:style-name="P30">Elaboration</text:p>
          </table:table-cell>
          <table:table-cell table:style-name="Table3.B5" office:value-type="string">
            <text:p text:style-name="P31">05.04.2017 – 19.04.2017</text:p>
          </table:table-cell>
          <table:table-cell table:style-name="Table3.C5" office:value-type="string">
            <text:p text:style-name="P31">Modeling, full requirements analysis, prototyping.</text:p>
          </table:table-cell>
        </table:table-row>
        <table:table-row>
          <table:table-cell table:style-name="Table3.B5" office:value-type="string">
            <text:p text:style-name="P30">Construction</text:p>
          </table:table-cell>
          <table:table-cell table:style-name="Table3.B5" office:value-type="string">
            <text:p text:style-name="P31">20.04.2017 – 20.05.2017</text:p>
          </table:table-cell>
          <table:table-cell table:style-name="Table3.C5" office:value-type="string">
            <text:p text:style-name="P31">D<text:span text:style-name="T5">esigning program structure, d</text:span>eveloping <text:span text:style-name="T5">and</text:span> testing.</text:p>
          </table:table-cell>
        </table:table-row>
        <table:table-row>
          <table:table-cell table:style-name="Table3.B5" office:value-type="string">
            <text:p text:style-name="P30">Transition</text:p>
          </table:table-cell>
          <table:table-cell table:style-name="Table3.B5" office:value-type="string">
            <text:p text:style-name="P31">20.05.2017 – 31.05.2017</text:p>
          </table:table-cell>
          <table:table-cell table:style-name="Table3.C5" office:value-type="string">
            <text:p text:style-name="P32">Putting finishing touches.</text:p>
          </table:table-cell>
        </table:table-row>
      </table:table>
      <text:p text:style-name="P11"/>
      <text:h text:style-name="P72" text:outline-level="1"><text:bookmark-start text:name="__RefHeading___Toc2206_715881056"/>Threats to teamwork<text:bookmark-end text:name="__RefHeading___Toc2206_715881056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9">Name</text:p>
          </table:table-cell>
          <table:table-cell table:style-name="Table4.A1" office:value-type="string">
            <text:p text:style-name="P20">Possiblity (1-10)</text:p>
          </table:table-cell>
          <table:table-cell table:style-name="Table4.A1" office:value-type="string">
            <text:p text:style-name="P21">Impact</text:p>
          </table:table-cell>
          <table:table-cell table:style-name="Table4.D1" office:value-type="string">
            <text:p text:style-name="P16">Contingency plan</text:p>
          </table:table-cell>
        </table:table-row>
        <table:table-row>
          <table:table-cell table:style-name="Table4.A5" office:value-type="string">
            <text:p text:style-name="P33">Disagreements</text:p>
          </table:table-cell>
          <table:table-cell table:style-name="Table4.B5" office:value-type="string">
            <text:p text:style-name="P33">7</text:p>
          </table:table-cell>
          <table:table-cell table:style-name="Table4.C5" office:value-type="string">
            <text:p text:style-name="P33">Low</text:p>
          </table:table-cell>
          <table:table-cell table:style-name="Table4.D5" office:value-type="string">
            <text:p text:style-name="P33">Discuss problem and find compromise.</text:p>
          </table:table-cell>
        </table:table-row>
        <table:table-row>
          <table:table-cell table:style-name="Table4.A5" office:value-type="string">
            <text:p text:style-name="P34">Sickness</text:p>
          </table:table-cell>
          <table:table-cell table:style-name="Table4.B5" office:value-type="string">
            <text:p text:style-name="P34">5</text:p>
          </table:table-cell>
          <table:table-cell table:style-name="Table4.C5" office:value-type="string">
            <text:p text:style-name="P34">Medium</text:p>
          </table:table-cell>
          <table:table-cell table:style-name="Table4.D5" office:value-type="string">
            <text:p text:style-name="P34">Reassign tasks.</text:p>
          </table:table-cell>
        </table:table-row>
        <table:table-row>
          <table:table-cell table:style-name="Table4.A5" office:value-type="string">
            <text:p text:style-name="P33">Problems with organization</text:p>
          </table:table-cell>
          <table:table-cell table:style-name="Table4.B5" office:value-type="string">
            <text:p text:style-name="P33">3</text:p>
          </table:table-cell>
          <table:table-cell table:style-name="Table4.C5" office:value-type="string">
            <text:p text:style-name="P33">High</text:p>
          </table:table-cell>
          <table:table-cell table:style-name="Table4.D5" office:value-type="string">
            <text:p text:style-name="P33">Organize better.</text:p>
          </table:table-cell>
        </table:table-row>
        <table:table-row>
          <table:table-cell table:style-name="Table4.A5" office:value-type="string">
            <text:p text:style-name="P35">Technical problems</text:p>
          </table:table-cell>
          <table:table-cell table:style-name="Table4.B5" office:value-type="string">
            <text:p text:style-name="P35">9</text:p>
          </table:table-cell>
          <table:table-cell table:style-name="Table4.C5" office:value-type="string">
            <text:p text:style-name="P35">Medium</text:p>
          </table:table-cell>
          <table:table-cell table:style-name="Table4.D5" office:value-type="string">
            <text:p text:style-name="P35">Fix ASAP.</text:p>
          </table:table-cell>
        </table:table-row>
      </table:table>
      <text:p text:style-name="P12"/>
      <text:p text:style-name="P7"/>
      <text:p text:style-name="P4"/>
      <text:p text:style-name="P4"/>
      <text:p text:style-name="P4"/>
      <text:p text:style-name="P4"/>
      <text:p text:style-name="P4"><text:bookmark-start text:name="__RefHeading___Toc759_2448031485"/>Inception<text:bookmark-end text:name="__RefHeading___Toc759_2448031485"/></text:p>
      <text:h text:style-name="P75" text:outline-level="1" text:restart-numbering="true" text:start-value="-1"><text:bookmark-start text:name="__RefHeading___Toc2208_715881056"/>Business Model Canvas<text:bookmark-end text:name="__RefHeading___Toc2208_715881056"/></text:h>
      <text:h text:style-name="P76" text:outline-level="2"><text:bookmark-start text:name="__RefHeading___Toc2210_715881056"/>Key Partners<text:bookmark-end text:name="__RefHeading___Toc2210_715881056"/></text:h>
      <text:list xml:id="list3169092761" text:style-name="L3">
        <text:list-item>
          <text:p text:style-name="P56">Sven Westergaards Ejendomsadministration A/S</text:p>
        </text:list-item>
        <text:list-item>
          <text:p text:style-name="P46">Board members</text:p>
        </text:list-item>
        <text:list-item>
          <text:p text:style-name="P46">Tenants</text:p>
        </text:list-item>
      </text:list>
      <text:h text:style-name="P78" text:outline-level="2"><text:bookmark-start text:name="__RefHeading___Toc2212_715881056"/>Key Activities<text:bookmark-end text:name="__RefHeading___Toc2212_715881056"/></text:h>
      <text:list xml:id="list3231153278" text:style-name="L4">
        <text:list-item>
          <text:p text:style-name="P57"><text:span text:style-name="T6">R</text:span>enting apartments</text:p>
        </text:list-item>
      </text:list>
      <text:h text:style-name="P76" text:outline-level="2"><text:bookmark-start text:name="__RefHeading___Toc2214_715881056"/>Key Resources<text:bookmark-end text:name="__RefHeading___Toc2214_715881056"/></text:h>
      <text:list xml:id="list3562799055" text:style-name="L5">
        <text:list-item>
          <text:p text:style-name="P47">Building</text:p>
        </text:list-item>
        <text:list-item>
          <text:p text:style-name="P47">Maintenance staff</text:p>
        </text:list-item>
      </text:list>
      <text:h text:style-name="P76" text:outline-level="2"><text:bookmark-start text:name="__RefHeading___Toc2216_715881056"/>Value Propositions<text:bookmark-end text:name="__RefHeading___Toc2216_715881056"/></text:h>
      <text:list xml:id="list3589994376" text:style-name="L6">
        <text:list-item>
          <text:p text:style-name="P58">Apartments</text:p>
        </text:list-item>
        <text:list-item>
          <text:p text:style-name="P59">Maintenance of building</text:p>
        </text:list-item>
      </text:list>
      <text:h text:style-name="P76" text:outline-level="2"><text:bookmark-start text:name="__RefHeading___Toc2218_715881056"/>Customer Segments<text:bookmark-end text:name="__RefHeading___Toc2218_715881056"/></text:h>
      <text:list xml:id="list1661327426" text:style-name="L7">
        <text:list-item>
          <text:p text:style-name="P48">Mass market</text:p>
        </text:list-item>
      </text:list>
      <text:h text:style-name="P76" text:outline-level="2"><text:bookmark-start text:name="__RefHeading___Toc2220_715881056"/>Customer Relationships<text:bookmark-end text:name="__RefHeading___Toc2220_715881056"/></text:h>
      <text:list xml:id="list1849429017" text:style-name="L8">
        <text:list-item>
          <text:p text:style-name="P49">Every tenant is a shareholder in the company</text:p>
        </text:list-item>
      </text:list>
      <text:h text:style-name="P76" text:outline-level="2"><text:bookmark-start text:name="__RefHeading___Toc2222_715881056"/>Channels<text:bookmark-end text:name="__RefHeading___Toc2222_715881056"/></text:h>
      <text:list xml:id="list2168249653" text:style-name="L9">
        <text:list-item>
          <text:p text:style-name="P50">Website</text:p>
        </text:list-item>
        <text:list-item>
          <text:p text:style-name="P50">Telephone</text:p>
        </text:list-item>
        <text:list-item>
          <text:p text:style-name="P50">E-mail</text:p>
        </text:list-item>
      </text:list>
      <text:h text:style-name="P76" text:outline-level="2">Cost Structure</text:h>
      <text:list xml:id="list220949968" text:style-name="L10">
        <text:list-item>
          <text:p text:style-name="P51">Maintenance</text:p>
        </text:list-item>
        <text:list-item>
          <text:p text:style-name="P51"><text:soft-page-break/>Improvements</text:p>
        </text:list-item>
      </text:list>
      <text:h text:style-name="P76" text:outline-level="2"><text:bookmark-start text:name="__RefHeading___Toc2226_715881056"/>Revenue Streams<text:bookmark-end text:name="__RefHeading___Toc2226_715881056"/></text:h>
      <text:list xml:id="list459151764" text:style-name="L11">
        <text:list-item>
          <text:p text:style-name="P52">Rent from the tenants</text:p>
        </text:list-item>
      </text:list>
      <text:p text:style-name="P13"/>
      <text:h text:style-name="P73" text:outline-level="1"><text:bookmark-start text:name="__RefHeading___Toc2228_715881056"/>SWOT Analysis<text:bookmark-end text:name="__RefHeading___Toc2228_715881056"/></text:h>
      <text:h text:style-name="P79" text:outline-level="2"><text:bookmark-start text:name="__RefHeading___Toc2230_715881056"/>Strengths:<text:bookmark-end text:name="__RefHeading___Toc2230_715881056"/></text:h>
      <text:list xml:id="list755778657" text:style-name="L12">
        <text:list-item>
          <text:p text:style-name="P53"><text:span text:style-name="T7">A</text:span>ttractive location</text:p>
        </text:list-item>
      </text:list>
      <text:h text:style-name="P76" text:outline-level="2"><text:bookmark-start text:name="__RefHeading___Toc2232_715881056"/>Weaknesses:<text:bookmark-end text:name="__RefHeading___Toc2232_715881056"/></text:h>
      <text:list xml:id="list2547219515" text:style-name="L13">
        <text:list-item>
          <text:p text:style-name="P60">Lack of proper management system of the building</text:p>
        </text:list-item>
      </text:list>
      <text:h text:style-name="P76" text:outline-level="2">Opportunities:</text:h>
      <text:list xml:id="list3246075504" text:style-name="L14">
        <text:list-item>
          <text:p text:style-name="P54">High prices of housing in Copenhagen</text:p>
        </text:list-item>
        <text:list-item>
          <text:p text:style-name="P54">Rising demand for communitive housing</text:p>
        </text:list-item>
      </text:list>
      <text:h text:style-name="P76" text:outline-level="2"><text:bookmark-start text:name="__RefHeading___Toc2236_715881056"/>Threats:<text:bookmark-end text:name="__RefHeading___Toc2236_715881056"/></text:h>
      <text:list xml:id="list1707322446" text:style-name="L15">
        <text:list-item>
          <text:p text:style-name="P64">Possible changes on housing market which would make buying your own apartment more attractive as an investment</text:p>
        </text:list-item>
      </text:list>
      <text:h text:style-name="P69" text:outline-level="1"><text:bookmark-start text:name="__RefHeading___Toc541_3483660072"/>Porter’s Five Forces<text:bookmark-end text:name="__RefHeading___Toc541_3483660072"/></text:h>
      <text:h text:style-name="P76" text:outline-level="2">Rivalry</text:h>
      <text:list xml:id="list1213634198" text:style-name="L16">
        <text:list-item>
          <text:p text:style-name="P61">A lot of companies, but because the market is so big there is almost no rivalry</text:p>
        </text:list-item>
      </text:list>
      <text:h text:style-name="P76" text:outline-level="2">New entrants</text:h>
      <text:list xml:id="list828667922" text:style-name="L17">
        <text:list-item>
          <text:p text:style-name="P62">Easy to enter the market</text:p>
        </text:list-item>
        <text:list-item>
          <text:p text:style-name="P62">Not a threat because of the size of the market</text:p>
        </text:list-item>
        <text:list-item>
          <text:p text:style-name="P62">Hard to exit</text:p>
        </text:list-item>
      </text:list>
      <text:h text:style-name="P76" text:outline-level="2"><text:soft-page-break/>Substitute products</text:h>
      <text:list xml:id="list1109628157" text:style-name="L18">
        <text:list-item>
          <text:p text:style-name="P63">Hotels, hostels</text:p>
        </text:list-item>
        <text:list-item>
          <text:p text:style-name="P63">Being homeless</text:p>
        </text:list-item>
      </text:list>
      <text:h text:style-name="P76" text:outline-level="2">Suppliers</text:h>
      <text:list xml:id="list4189331865" text:style-name="L19">
        <text:list-item>
          <text:p text:style-name="P65">A lot of suppliers</text:p>
        </text:list-item>
        <text:list-item>
          <text:p text:style-name="P65">Low power of suppliers</text:p>
        </text:list-item>
      </text:list>
      <text:h text:style-name="P76" text:outline-level="2">Buyers</text:h>
      <text:list xml:id="list2430911701" text:style-name="L20">
        <text:list-item>
          <text:p text:style-name="P66">Low power of buyers</text:p>
        </text:list-item>
      </text:list>
      <text:h text:style-name="P69" text:outline-level="1"><text:bookmark-start text:name="__RefHeading___Toc543_3483660072"/>Vision<text:bookmark-end text:name="__RefHeading___Toc543_3483660072"/></text:h>
      <text:h text:style-name="P80" text:outline-level="2">Introduction</text:h>
      <text:p text:style-name="P67">We are creating administraton system for Østebanehus <text:span text:style-name="T8">which will help them manage information about apartments and tenants</text:span></text:p>
      <text:h text:style-name="P76" text:outline-level="2">Positioning</text:h>
      <text:h text:style-name="P81" text:outline-level="3">Problem Statement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The problem of</text:p>
          </table:table-cell>
          <table:table-cell table:style-name="Table5.B1" office:value-type="string">
            <text:p text:style-name="P39">administrating of apartments</text:p>
          </table:table-cell>
        </table:table-row>
        <table:table-row table:style-name="Table5.1">
          <table:table-cell table:style-name="Table5.A2" office:value-type="string">
            <text:p text:style-name="P22">affects</text:p>
          </table:table-cell>
          <table:table-cell table:style-name="Table5.B2" office:value-type="string">
            <text:p text:style-name="P39">Østebanehus</text:p>
          </table:table-cell>
        </table:table-row>
        <table:table-row table:style-name="Table5.1">
          <table:table-cell table:style-name="Table5.A2" office:value-type="string">
            <text:p text:style-name="P22">the impact of which is</text:p>
          </table:table-cell>
          <table:table-cell table:style-name="Table5.B2" office:value-type="string">
            <text:p text:style-name="P39">spending money on third-party company</text:p>
          </table:table-cell>
        </table:table-row>
        <table:table-row table:style-name="Table5.1">
          <table:table-cell table:style-name="Table5.A2" office:value-type="string">
            <text:p text:style-name="P22">A successful solution would be</text:p>
          </table:table-cell>
          <table:table-cell table:style-name="Table5.B2" office:value-type="string">
            <text:p text:style-name="P39">administration system</text:p>
          </table:table-cell>
        </table:table-row>
      </table:table>
      <text:p text:style-name="P8"/>
      <text:h text:style-name="P82" text:outline-level="3">Product Position Statement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For</text:p>
          </table:table-cell>
          <table:table-cell table:style-name="Table6.B1" office:value-type="string">
            <text:p text:style-name="P36">Østebanehus</text:p>
          </table:table-cell>
        </table:table-row>
        <table:table-row>
          <table:table-cell table:style-name="Table6.A2" office:value-type="string">
            <text:p text:style-name="P23"><text:span text:style-name="T3">W</text:span>ho</text:p>
          </table:table-cell>
          <table:table-cell table:style-name="Table6.B2" office:value-type="string">
            <text:p text:style-name="P36">need apartment management system</text:p>
          </table:table-cell>
        </table:table-row>
        <table:table-row>
          <table:table-cell table:style-name="Table6.A2" office:value-type="string">
            <text:p text:style-name="P23"><text:span text:style-name="T3">T</text:span>he</text:p>
          </table:table-cell>
          <table:table-cell table:style-name="Table6.B2" office:value-type="string">
            <text:p text:style-name="P37">ApartmentAdmin</text:p>
          </table:table-cell>
        </table:table-row>
        <table:table-row>
          <table:table-cell table:style-name="Table6.A2" office:value-type="string">
            <text:p text:style-name="P23"><text:span text:style-name="T3">T</text:span>hat</text:p>
          </table:table-cell>
          <table:table-cell table:style-name="Table6.B2" office:value-type="string">
            <text:p text:style-name="P37">helps to manage apartments</text:p>
          </table:table-cell>
        </table:table-row>
        <table:table-row table:style-name="Table6.5">
          <table:table-cell table:style-name="Table6.A2" office:value-type="string">
            <text:p text:style-name="P23"><text:span text:style-name="T3">U</text:span>nlike</text:p>
          </table:table-cell>
          <table:table-cell table:style-name="Table6.B2" office:value-type="string">
            <text:p text:style-name="P14">Sven Westergaards Ejendomsadministration A/S</text:p>
          </table:table-cell>
        </table:table-row>
        <text:soft-page-break/>
        <table:table-row>
          <table:table-cell table:style-name="Table6.A2" office:value-type="string">
            <text:p text:style-name="P23">Our product</text:p>
          </table:table-cell>
          <table:table-cell table:style-name="Table6.B2" office:value-type="string">
            <text:p text:style-name="P37">allows management and tenants to manage the building themselves</text:p>
          </table:table-cell>
        </table:table-row>
      </table:table>
      <text:p text:style-name="P8"/>
      <text:h text:style-name="P80" text:outline-level="2">Stakeholder Descriptions</text:h>
      <text:h text:style-name="P81" text:outline-level="3">Stakeholder Summary</text:h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23">Name</text:p>
          </table:table-cell>
          <table:table-cell table:style-name="Table7.A1" office:value-type="string">
            <text:p text:style-name="P23">Description</text:p>
          </table:table-cell>
          <table:table-cell table:style-name="Table7.C1" office:value-type="string">
            <text:p text:style-name="P23">Responsibility</text:p>
          </table:table-cell>
        </table:table-row>
        <table:table-row>
          <table:table-cell table:style-name="Table7.B3" office:value-type="string">
            <text:p text:style-name="P38"/>
          </table:table-cell>
          <table:table-cell table:style-name="Table7.B3" office:value-type="string">
            <text:p text:style-name="P38"/>
          </table:table-cell>
          <table:table-cell table:style-name="Table7.C3" office:value-type="string">
            <text:p text:style-name="P38"/>
          </table:table-cell>
        </table:table-row>
        <table:table-row>
          <table:table-cell table:style-name="Table7.B3" office:value-type="string">
            <text:p text:style-name="P38"/>
          </table:table-cell>
          <table:table-cell table:style-name="Table7.B3" office:value-type="string">
            <text:p text:style-name="P38"/>
          </table:table-cell>
          <table:table-cell table:style-name="Table7.C3" office:value-type="string">
            <text:p text:style-name="P38"/>
          </table:table-cell>
        </table:table-row>
      </table:table>
      <text:p text:style-name="P8"/>
      <text:h text:style-name="P81" text:outline-level="3">User Environment</text:h>
      <text:h text:style-name="P76" text:outline-level="2">Product overview –<text:span text:style-name="T2"> Needs and Features</text:span></text:h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3">Need</text:p>
          </table:table-cell>
          <table:table-cell table:style-name="Table8.A1" office:value-type="string">
            <text:p text:style-name="P23">Priority</text:p>
          </table:table-cell>
          <table:table-cell table:style-name="Table8.A1" office:value-type="string">
            <text:p text:style-name="P23">Features</text:p>
          </table:table-cell>
          <table:table-cell table:style-name="Table8.D1" office:value-type="string">
            <text:p text:style-name="P24">Description</text:p>
          </table:table-cell>
        </table:table-row>
        <table:table-row>
          <table:table-cell table:style-name="Table8.C4" office:value-type="string">
            <text:p text:style-name="P25"/>
          </table:table-cell>
          <table:table-cell table:style-name="Table8.C4" office:value-type="string">
            <text:p text:style-name="P25"/>
          </table:table-cell>
          <table:table-cell table:style-name="Table8.C4" office:value-type="string">
            <text:p text:style-name="P25"/>
          </table:table-cell>
          <table:table-cell table:style-name="Table8.D4" office:value-type="string">
            <text:p text:style-name="P25"/>
          </table:table-cell>
        </table:table-row>
        <table:table-row>
          <table:table-cell table:style-name="Table8.C4" office:value-type="string">
            <text:p text:style-name="P25"/>
          </table:table-cell>
          <table:table-cell table:style-name="Table8.C4" office:value-type="string">
            <text:p text:style-name="P25"/>
          </table:table-cell>
          <table:table-cell table:style-name="Table8.C4" office:value-type="string">
            <text:p text:style-name="P25"/>
          </table:table-cell>
          <table:table-cell table:style-name="Table8.D4" office:value-type="string">
            <text:p text:style-name="P25"/>
          </table:table-cell>
        </table:table-row>
        <table:table-row>
          <table:table-cell table:style-name="Table8.C4" office:value-type="string">
            <text:p text:style-name="P25"/>
          </table:table-cell>
          <table:table-cell table:style-name="Table8.C4" office:value-type="string">
            <text:p text:style-name="P25"/>
          </table:table-cell>
          <table:table-cell table:style-name="Table8.C4" office:value-type="string">
            <text:p text:style-name="P25"/>
          </table:table-cell>
          <table:table-cell table:style-name="Table8.D4" office:value-type="string">
            <text:p text:style-name="P25"/>
          </table:table-cell>
        </table:table-row>
      </table:table>
      <text:p text:style-name="P8"/>
      <text:h text:style-name="P76" text:outline-level="2">Other Product Requirements</text:h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24">Software Qualities</text:p>
          </table:table-cell>
          <table:table-cell table:style-name="Table9.A1" office:value-type="string">
            <text:p text:style-name="P24">Priority</text:p>
          </table:table-cell>
          <table:table-cell table:style-name="Table9.C1" office:value-type="string">
            <text:p text:style-name="P24">Description</text:p>
          </table:table-cell>
        </table:table-row>
        <table:table-row>
          <table:table-cell table:style-name="Table9.B3" office:value-type="string">
            <text:p text:style-name="P25"/>
          </table:table-cell>
          <table:table-cell table:style-name="Table9.B3" office:value-type="string">
            <text:p text:style-name="P25"/>
          </table:table-cell>
          <table:table-cell table:style-name="Table9.C3" office:value-type="string">
            <text:p text:style-name="P25"/>
          </table:table-cell>
        </table:table-row>
        <table:table-row>
          <table:table-cell table:style-name="Table9.B3" office:value-type="string">
            <text:p text:style-name="P25"/>
          </table:table-cell>
          <table:table-cell table:style-name="Table9.B3" office:value-type="string">
            <text:p text:style-name="P25"/>
          </table:table-cell>
          <table:table-cell table:style-name="Table9.C3" office:value-type="string">
            <text:p text:style-name="P2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Source Han Sans Regular1" svg:font-family="'Source Han Sans Regular'" style:font-family-generic="modern" style:font-pitch="fixed"/>
    <style:font-face style:name="DejaVu Serif" svg:font-family="'DejaVu Serif'" style:font-family-generic="roman" style:font-pitch="variable"/>
    <style:font-face style:name="Noto Serif" svg:font-family="'Noto Serif'" style:font-family-generic="roman" style:font-pitch="variable"/>
    <style:font-face style:name="Noto Serif2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Noto Sans1" svg:font-family="'Noto Sans'" style:font-family-generic="swiss" style:font-pitch="variable"/>
    <style:font-face style:name="Noto Sans" svg:font-family="'Noto Sans'" style:font-adornments="Bold" style:font-family-generic="swiss" style:font-pitch="variable"/>
    <style:font-face style:name="FreeSans" svg:font-family="FreeSans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Source Han Sans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font-name-asian="Source Han Sans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Source Han Sans Regular1" style:font-family-asian="'Source Han Sans Regular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Noto Sans" fo:font-family="'Noto Sans'" style:font-style-name="Bold" style:font-family-generic="swiss" style:font-pitch="variable" fo:font-size="150%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loext:graphic-properties draw:fill="none" draw:fill-color="#eaeef7"/>
      <style:paragraph-properties fo:background-color="transparent" style:shadow="none" text:number-lines="false" text:line-number="0" style:writing-mode="page">
        <style:tab-stops/>
      </style:paragraph-properties>
      <style:text-properties fo:background-color="transparen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Noto Sans" fo:font-family="'Noto Sans'" style:font-style-name="Bold" style:font-family-generic="swiss" style:font-pitch="variable" fo:font-size="12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Noto Sans" fo:font-family="'Noto Sans'" style:font-style-name="Bold" style:font-family-generic="swiss" style:font-pitch="variable" fo:font-size="14pt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Noto Serif2" fo:font-family="'Noto Serif'" style:font-style-name="Bold" style:font-family-generic="roman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.006cm" style:type="right" style:leader-style="dotted" style:leader-text="."/>
        </style:tab-stops>
      </style:paragraph-properties>
      <style:text-properties style:font-name="Noto Serif1" fo:font-family="'Noto Serif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7T09:32:29.302787320</dc:date>
    <meta:editing-duration>PT1H40M29S</meta:editing-duration>
    <meta:editing-cycles>10</meta:editing-cycles>
    <meta:generator>LibreOffice/5.3.1.2$Linux_X86_64 LibreOffice_project/30m0$Build-2</meta:generator>
    <meta:document-statistic meta:table-count="9" meta:image-count="0" meta:object-count="0" meta:page-count="10" meta:paragraph-count="187" meta:word-count="586" meta:character-count="3795" meta:non-whitespace-character-count="3466"/>
  </office:meta>
</office:document-meta>
</file>